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2.0752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lacksmith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Blacksmithing Shop</text:p>
          </table:table-cell>
          <table:table-cell office:value-type="string">
            <text:p>Brick(16), Anvil</text:p>
          </table:table-cell>
        </table:table-row>
        <table:table-row table:style-name="ro1">
          <table:table-cell/>
          <table:table-cell office:value-type="string">
            <text:p>Blacksmithing Shop</text:p>
          </table:table-cell>
          <table:table-cell office:value-type="string">
            <text:p>Anvil</text:p>
          </table:table-cell>
          <table:table-cell office:value-type="string">
            <text:p>Iron Ingot(4)</text:p>
          </table:table-cell>
        </table:table-row>
        <table:table-row table:style-name="ro1">
          <table:table-cell/>
          <table:table-cell office:value-type="string">
            <text:p>Anvil, Rock Hammer, Furnace</text:p>
          </table:table-cell>
          <table:table-cell office:value-type="string">
            <text:p>Smithing Hammer</text:p>
          </table:table-cell>
          <table:table-cell office:value-type="string">
            <text:p>Handle, Iron Ingot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Tongs</text:p>
          </table:table-cell>
          <table:table-cell office:value-type="string">
            <text:p>Iron Ingot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Carbide Chisel</text:p>
          </table:table-cell>
          <table:table-cell office:value-type="string">
            <text:p>Iron Ingot, Carbon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Fuller(Forming everything else)</text:p>
          </table:table-cell>
          <table:table-cell office:value-type="string">
            <text:p>Iron Ingot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Hardy(Weapons)</text:p>
          </table:table-cell>
          <table:table-cell office:value-type="string">
            <text:p>Iron Ingot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Planar Part</text:p>
          </table:table-cell>
          <table:table-cell office:value-type="string">
            <text:p>Iron Ingot</text:p>
          </table:table-cell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1" office:value-type="string">
            <text:p>Metal Pickaxe Head</text:p>
          </table:table-cell>
          <table:table-cell office:value-type="string">
            <text:p>Ingot</text:p>
          </table:table-cell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1" office:value-type="string">
            <text:p>Metal Shovelaxe Head</text:p>
          </table:table-cell>
          <table:table-cell office:value-type="string">
            <text:p>Ingot</text:p>
          </table:table-cell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1" office:value-type="string">
            <text:p>Metal Hoe Head</text:p>
          </table:table-cell>
          <table:table-cell office:value-type="string">
            <text:p>Ingot</text:p>
          </table:table-cell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1" office:value-type="string">
            <text:p>Shears</text:p>
          </table:table-cell>
          <table:table-cell office:value-type="string">
            <text:p>Ingot</text:p>
          </table:table-cell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1" office:value-type="string">
            <text:p>Metal Hammer Head</text:p>
          </table:table-cell>
          <table:table-cell office:value-type="string">
            <text:p>Ingot</text:p>
          </table:table-cell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1" office:value-type="string">
            <text:p>Metal Axe Head</text:p>
          </table:table-cell>
          <table:table-cell office:value-type="string">
            <text:p>Ingot</text:p>
          </table:table-cell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Pickaxe</text:p>
          </table:table-cell>
          <table:table-cell table:style-name="ce1" office:value-type="string">
            <text:p>Pickaxe Head, Handle</text:p>
          </table:table-cell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Shovelaxe</text:p>
          </table:table-cell>
          <table:table-cell table:style-name="ce1" office:value-type="string">
            <text:p>Shovelaxe Head, Handle</text:p>
          </table:table-cell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oe</text:p>
          </table:table-cell>
          <table:table-cell table:style-name="ce1" office:value-type="string">
            <text:p>Hoe Head, Handle</text:p>
          </table:table-cell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ammer</text:p>
          </table:table-cell>
          <table:table-cell table:style-name="ce1" office:value-type="string">
            <text:p>Hammer Head, Handle</text:p>
          </table:table-cell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Axe</text:p>
          </table:table-cell>
          <table:table-cell table:style-name="ce1" office:value-type="string">
            <text:p>Axe Head, Handle</text:p>
          </table:table-cell>
        </table:table-row>
        <table:table-row table:style-name="ro4">
          <table:table-cell table:number-columns-repeated="2"/>
          <table:table-cell office:value-type="string">
            <text:p>Metal Hoop</text:p>
          </table:table-cell>
          <table:table-cell office:value-type="string">
            <text:p>Iron Ingot, Fuller</text:p>
          </table:table-cell>
        </table:table-row>
        <table:table-row table:style-name="ro2">
          <table:table-cell table:number-columns-repeated="2"/>
          <table:table-cell table:style-name="ce1" office:value-type="string">
            <text:p>Wrench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Monkey wrench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Wire Cutter</text:p>
          </table:table-cell>
          <table:table-cell/>
        </table:table-row>
        <table:table-row table:style-name="ro1">
          <table:table-cell/>
          <table:table-cell office:value-type="string">
            <text:p>Carbide Chisel, Anvil, Smithing Hammer</text:p>
          </table:table-cell>
          <table:table-cell office:value-type="string">
            <text:p>Saw Blade</text:p>
          </table:table-cell>
          <table:table-cell office:value-type="string">
            <text:p>Ingot</text:p>
          </table:table-cell>
        </table:table-row>
        <table:table-row table:style-name="ro1">
          <table:table-cell/>
          <table:table-cell office:value-type="string">
            <text:p>Rock, Anvil, Smithing Hammer</text:p>
          </table:table-cell>
          <table:table-cell office:value-type="string">
            <text:p>Sewing Kit</text:p>
          </table:table-cell>
          <table:table-cell office:value-type="string">
            <text:p>Ingot</text:p>
          </table:table-cell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Metal Rod</text:p>
          </table:table-cell>
          <table:table-cell office:value-type="string">
            <text:p>Ingot</text:p>
          </table:table-cell>
        </table:table-row>
        <table:table-row table:style-name="ro1">
          <table:table-cell/>
          <table:table-cell office:value-type="string">
            <text:p>Anvil, Smithing Hammer, Furnace, Fuller</text:p>
          </table:table-cell>
          <table:table-cell office:value-type="string">
            <text:p>Cauldron</text:p>
          </table:table-cell>
          <table:table-cell office:value-type="string">
            <text:p>Ingot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9:51.77</meta:creation-date>
    <dc:date>2012-08-30T21:00:09.08</dc:date>
    <meta:editing-duration>PT17S</meta:editing-duration>
    <meta:editing-cycles>1</meta:editing-cycles>
    <meta:document-statistic meta:table-count="3" meta:cell-count="75" meta:object-count="0"/>
    <meta:generator>LibreOffice/3.4$Win32 LibreOffice_project/340m1$Build-502</meta:generator>
  </office:meta>
</office:document-meta>
</file>